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200000190189FD3C24ABEC0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58b6" officeooo:paragraph-rsid="001258b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er este ejercicio con los posicionamientos indicados.</text:p>
      <text:p text:style-name="P1"><draw:frame draw:style-name="fr1" draw:name="Imagen1" text:anchor-type="paragraph" svg:width="11.906cm" svg:height="10.583cm" draw:z-index="0"><draw:image xlink:href="Pictures/10000201000001C200000190189FD3C24ABEC0C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08:35:46.918085038</meta:creation-date>
    <dc:date>2022-01-10T08:36:45.269256234</dc:date>
    <meta:editing-duration>PT58S</meta:editing-duration>
    <meta:editing-cycles>1</meta:editing-cycles>
    <meta:document-statistic meta:table-count="0" meta:image-count="1" meta:object-count="0" meta:page-count="1" meta:paragraph-count="1" meta:word-count="7" meta:character-count="56" meta:non-whitespace-character-count="50"/>
    <meta:generator>LibreOffice/6.4.7.2$Linux_X86_64 LibreOffice_project/40$Build-2</meta:generator>
  </office:meta>
</office:document-meta>
</file>